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02db4"/>
    </style:style>
    <style:style style:name="P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02db4" officeooo:paragraph-rsid="00102db4"/>
    </style:style>
    <style:style style:name="P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17127" officeooo:paragraph-rsid="00117127"/>
    </style:style>
    <style:style style:name="P4"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1cf1a" officeooo:paragraph-rsid="0011cf1a"/>
    </style:style>
    <style:style style:name="P5"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1cf1a" officeooo:paragraph-rsid="002162e7"/>
    </style:style>
    <style:style style:name="P6"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1cf1a" officeooo:paragraph-rsid="0032432a"/>
    </style:style>
    <style:style style:name="P7" style:family="paragraph" style:parent-style-name="Standard">
      <style:paragraph-properties style:border-line-width-bottom="0.012cm 0.012cm 0.012cm" fo:padding="0.074cm" fo:border-left="none" fo:border-right="none" fo:border-top="none" fo:border-bottom="1.05pt double #000000" style:join-border="false"/>
      <style:text-properties officeooo:paragraph-rsid="002a1794"/>
    </style:style>
    <style:style style:name="P8" style:family="paragraph" style:parent-style-name="Text_20_body">
      <style:paragraph-properties style:border-line-width-bottom="0.012cm 0.012cm 0.012cm" fo:padding="0.074cm" fo:border-left="none" fo:border-right="none" fo:border-top="none" fo:border-bottom="1.05pt double #000000" style:join-border="false"/>
      <style:text-properties officeooo:rsid="00102db4" officeooo:paragraph-rsid="00102db4"/>
    </style:style>
    <style:style style:name="P9" style:family="paragraph" style:parent-style-name="Heading_20_2">
      <style:paragraph-properties style:border-line-width-bottom="0.012cm 0.012cm 0.012cm" fo:padding="0.074cm" fo:border-left="none" fo:border-right="none" fo:border-top="none" fo:border-bottom="1.05pt double #000000" style:join-border="false"/>
      <style:text-properties officeooo:rsid="00117127" officeooo:paragraph-rsid="00117127"/>
    </style:style>
    <style:style style:name="P10" style:family="paragraph" style:parent-style-name="Text_20_body">
      <style:paragraph-properties fo:line-height="150%"/>
    </style:style>
    <style:style style:name="P11" style:family="paragraph" style:parent-style-name="Standard">
      <style:paragraph-properties style:border-line-width-bottom="0.012cm 0.012cm 0.012cm" fo:padding="0.074cm" fo:border-left="none" fo:border-right="none" fo:border-top="none" fo:border-bottom="1.05pt double #000000" style:join-border="false"/>
      <style:text-properties fo:font-weight="normal" officeooo:rsid="002b0c81" officeooo:paragraph-rsid="0032432a" style:font-weight-asian="normal" style:font-weight-complex="normal"/>
    </style:style>
    <style:style style:name="P1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1cf1a" officeooo:paragraph-rsid="0032432a"/>
    </style:style>
    <style:style style:name="P1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33a95b" officeooo:paragraph-rsid="00352091"/>
    </style:style>
    <style:style style:name="P14" style:family="paragraph" style:parent-style-name="Standard">
      <style:paragraph-properties style:border-line-width-bottom="0.012cm 0.012cm 0.012cm" fo:padding="0.074cm" fo:border-left="none" fo:border-right="none" fo:border-top="none" fo:border-bottom="1.05pt double #000000" style:join-border="false"/>
      <style:text-properties officeooo:paragraph-rsid="00352091"/>
    </style:style>
    <style:style style:name="P15"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352091" officeooo:paragraph-rsid="00352091"/>
    </style:style>
    <style:style style:name="P16" style:family="paragraph" style:parent-style-name="Standard">
      <style:paragraph-properties fo:break-before="page" style:border-line-width-bottom="0.012cm 0.012cm 0.012cm" fo:padding="0.074cm" fo:border-left="none" fo:border-right="none" fo:border-top="none" fo:border-bottom="1.05pt double #000000" style:join-border="false"/>
      <style:text-properties officeooo:rsid="00193b23" officeooo:paragraph-rsid="0023958e"/>
    </style:style>
    <style:style style:name="P17" style:family="paragraph" style:parent-style-name="Standard">
      <style:text-properties officeooo:rsid="0038e62e" officeooo:paragraph-rsid="0038e62e"/>
    </style:style>
    <style:style style:name="P18" style:family="paragraph" style:parent-style-name="Standard">
      <style:text-properties officeooo:rsid="003ac836" officeooo:paragraph-rsid="003ac836"/>
    </style:style>
    <style:style style:name="P19" style:family="paragraph" style:parent-style-name="Standard">
      <style:text-properties officeooo:rsid="003ac836" officeooo:paragraph-rsid="003c8151"/>
    </style:style>
    <style:style style:name="P20" style:family="paragraph" style:parent-style-name="Standard">
      <style:text-properties officeooo:rsid="003b267a" officeooo:paragraph-rsid="003b267a"/>
    </style:style>
    <style:style style:name="P21" style:family="paragraph" style:parent-style-name="Standard">
      <style:text-properties officeooo:rsid="003d0a77" officeooo:paragraph-rsid="003d0a77"/>
    </style:style>
    <style:style style:name="P22" style:family="paragraph" style:parent-style-name="Standard">
      <style:text-properties officeooo:rsid="003d660c" officeooo:paragraph-rsid="003d660c"/>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1">
      <style:paragraph-properties fo:margin-top="0cm" fo:margin-bottom="0cm" loext:contextual-spacing="false" fo:line-height="150%"/>
    </style:style>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Text_20_body" style:list-style-name="L8">
      <style:paragraph-properties fo:margin-top="0cm" fo:margin-bottom="0cm" loext:contextual-spacing="false"/>
    </style:style>
    <style:style style:name="P37" style:family="paragraph" style:parent-style-name="Text_20_body">
      <style:paragraph-properties style:border-line-width-bottom="0.012cm 0.012cm 0.012cm" fo:padding="0.074cm" fo:border-left="none" fo:border-right="none" fo:border-top="none" fo:border-bottom="1.05pt double #000000" style:join-border="false"/>
      <style:text-properties officeooo:rsid="0033a95b" officeooo:paragraph-rsid="00352091"/>
    </style:style>
    <style:style style:name="P38" style:family="paragraph" style:parent-style-name="Heading_20_2">
      <style:paragraph-properties style:border-line-width-bottom="0.012cm 0.012cm 0.012cm" fo:padding="0.074cm" fo:border-left="none" fo:border-right="none" fo:border-top="none" fo:border-bottom="1.05pt double #000000" style:join-border="false"/>
      <style:text-properties officeooo:rsid="0033a95b" officeooo:paragraph-rsid="00352091"/>
    </style:style>
    <style:style style:name="P39" style:family="paragraph" style:parent-style-name="Heading_20_2">
      <style:paragraph-properties style:border-line-width-bottom="0.012cm 0.012cm 0.012cm" fo:padding="0.074cm" fo:border-left="none" fo:border-right="none" fo:border-top="none" fo:border-bottom="1.05pt double #000000" style:join-border="false"/>
      <style:text-properties officeooo:rsid="0033a95b" officeooo:paragraph-rsid="0033a95b"/>
    </style:style>
    <style:style style:name="P40" style:family="paragraph" style:parent-style-name="Heading_20_2">
      <style:paragraph-properties style:border-line-width-bottom="0.012cm 0.012cm 0.012cm" fo:padding="0.074cm" fo:border-left="none" fo:border-right="none" fo:border-top="none" fo:border-bottom="1.05pt double #000000" style:join-border="false"/>
      <style:text-properties officeooo:rsid="00352091" officeooo:paragraph-rsid="00352091"/>
    </style:style>
    <style:style style:name="P41" style:family="paragraph" style:parent-style-name="Heading_20_2">
      <style:paragraph-properties style:border-line-width-bottom="0.012cm 0.012cm 0.012cm" fo:padding="0.074cm" fo:border-left="none" fo:border-right="none" fo:border-top="none" fo:border-bottom="1.05pt double #000000" style:join-border="false"/>
      <style:text-properties officeooo:rsid="0011cf1a" officeooo:paragraph-rsid="0032432a"/>
    </style:style>
    <style:style style:name="P42" style:family="paragraph" style:parent-style-name="Heading_20_2">
      <style:text-properties officeooo:rsid="003b267a" officeooo:paragraph-rsid="003b267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a6f64"/>
    </style:style>
    <style:style style:name="T4" style:family="text">
      <style:text-properties officeooo:rsid="00102db4"/>
    </style:style>
    <style:style style:name="T5" style:family="text">
      <style:text-properties fo:font-style="italic"/>
    </style:style>
    <style:style style:name="T6" style:family="text">
      <style:text-properties fo:font-style="italic" fo:font-weight="bold"/>
    </style:style>
    <style:style style:name="T7" style:family="text">
      <style:text-properties officeooo:rsid="00193b23"/>
    </style:style>
    <style:style style:name="T8" style:family="text">
      <style:text-properties officeooo:rsid="002162e7"/>
    </style:style>
    <style:style style:name="T9" style:family="text">
      <style:text-properties officeooo:rsid="0011cf1a"/>
    </style:style>
    <style:style style:name="T10" style:family="text">
      <style:text-properties officeooo:rsid="002a6f64"/>
    </style:style>
    <style:style style:name="T11" style:family="text">
      <style:text-properties fo:font-weight="normal" officeooo:rsid="002a6f64" style:font-weight-asian="normal" style:font-weight-complex="normal"/>
    </style:style>
    <style:style style:name="T12" style:family="text">
      <style:text-properties fo:font-weight="normal" officeooo:rsid="002b0c81" style:font-weight-asian="normal" style:font-weight-complex="normal"/>
    </style:style>
    <style:style style:name="T13" style:family="text">
      <style:text-properties fo:font-weight="normal" officeooo:rsid="002e86a7" style:font-weight-asian="normal" style:font-weight-complex="normal"/>
    </style:style>
    <style:style style:name="T14" style:family="text">
      <style:text-properties fo:font-weight="normal" officeooo:rsid="002f0c87" style:font-weight-asian="normal" style:font-weight-complex="normal"/>
    </style:style>
    <style:style style:name="T15" style:family="text">
      <style:text-properties fo:font-weight="normal" officeooo:rsid="003083ab" style:font-weight-asian="normal" style:font-weight-complex="normal"/>
    </style:style>
    <style:style style:name="T16" style:family="text">
      <style:text-properties fo:font-weight="normal" officeooo:rsid="0032432a" style:font-weight-asian="normal" style:font-weight-complex="normal"/>
    </style:style>
    <style:style style:name="T17" style:family="text">
      <style:text-properties officeooo:rsid="0033a95b"/>
    </style:style>
    <style:style style:name="T18" style:family="text">
      <style:text-properties officeooo:rsid="00352091"/>
    </style:style>
    <style:style style:name="T19" style:family="text">
      <style:text-properties officeooo:rsid="003c8151"/>
    </style:style>
    <style:style style:name="T20" style:family="text">
      <style:text-properties officeooo:rsid="003decfa"/>
    </style:style>
    <style:style style:name="T21" style:family="text">
      <style:text-properties officeooo:rsid="003ea59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a xlink:type="simple" xlink:href="http://www.tutorialspoint.com/uml/uml_deployment_diagram.htm" text:style-name="Internet_20_link" text:visited-style-name="Visited_20_Internet_20_Link">http://www.tutorialspoint.com/uml/uml_deployment_diagram.htm</text:a></text:p>
      <text:p text:style-name="P17"/>
      <text:p text:style-name="P18"/>
      <text:p text:style-name="P18">Class</text:p>
      <text:p text:style-name="P18">Object</text:p>
      <text:p text:style-name="P18">Component</text:p>
      <text:p text:style-name="P18">Deployment</text:p>
      <text:p text:style-name="P18"/>
      <text:p text:style-name="P19">Use Case</text:p>
      <text:p text:style-name="P18">Activity</text:p>
      <text:p text:style-name="P18">Sequence</text:p>
      <text:p text:style-name="P18">Collaboration</text:p>
      <text:p text:style-name="P18">Statechart</text:p>
      <text:p text:style-name="P18"/>
      <text:p text:style-name="P20"><text:span text:style-name="T20">Claimed </text:span>Benefits and Drawbacks <text:span text:style-name="T19">&lt;&lt; To check the article again...</text:span></text:p>
      <text:p text:style-name="P20"/>
      <text:p text:style-name="P21">Main Conclusions: <text:span text:style-name="T21">&lt;&lt; The last section: &lt;Summary&gt;</text:span></text:p>
      <text:p text:style-name="P21"/>
      <text:p text:style-name="P21">Research Methods: <text:span text:style-name="T21">&lt;The research began.... &gt;</text:span></text:p>
      <text:p text:style-name="P21"/>
      <text:p text:style-name="P22">Evaluate the credibility </text:p>
      <text:p text:style-name="P22"/>
      <text:p text:style-name="P22"/>
      <text:h text:style-name="P42" text:outline-level="2"><text:bookmark text:name="Advantages"/>Advantages</text:h>
      <text:p text:style-name="Text_20_body"><text:a xlink:type="simple" xlink:href="http://en.wikipedia.org/wiki/Alistair_Cockburn" text:style-name="Internet_20_link" text:visited-style-name="Visited_20_Internet_20_Link">Alistair Cockburn</text:a> lists 5 reasons why he still writes use cases in <text:a xlink:type="simple" xlink:href="http://en.wikipedia.org/wiki/Agile_development" text:style-name="Internet_20_link" text:visited-style-name="Visited_20_Internet_20_Link">agile development</text:a>.<text:bookmark text:name="cite_ref-16"/><text:a xlink:type="simple" xlink:href="http://en.wikipedia.org/wiki/Use_case#cite_note-16" text:style-name="Internet_20_link" text:visited-style-name="Visited_20_Internet_20_Link">[16]</text:a></text:p>
      <text:list xml:id="list2401139622423096752" text:style-name="L7">
        <text:list-item>
          <text:p text:style-name="P35">The list of goal names provides the shortest summary of what the system will offer (even than user stories). It also provides a project planning skeleton, to be used to build initial priorities, estimates, team allocation and timing. </text:p>
        </text:list-item>
        <text:list-item>
          <text:p text:style-name="P35">The main success scenario of each use case provides everyone involved with an agreement as to what the system will basically do and what it will not do. It provides the context for each specific line item requirement (e.g. fine-grained user stories), a context that is very hard to get anywhere else. </text:p>
        </text:list-item>
        <text:list-item>
          <text:p text:style-name="P35">The extension conditions of each use case provide a framework for investigating all the little, niggling things that somehow take up 80% of the development time and budget. It provides a look ahead mechanism, so the stakeholders can spot issues that are likely to take a long time to get answers for. These issues can and should then be put ahead of the schedule, so that the answers can be ready when the development team gets around to working on them. </text:p>
        </text:list-item>
        <text:list-item>
          <text:p text:style-name="P35">The use case extension scenario fragments provide answers to the many detailed, often tricky and ignored business questions: “What are we supposed to do in this case?” It is a thinking/documentation framework that matches the if…then…else statement that helps the programmers think through issues. Except it is done at investigation time, not programming time. </text:p>
        </text:list-item>
        <text:list-item>
          <text:p text:style-name="P29">The full use case set shows that the investigators have thought through every user’s needs, every goal they have with respect to the system, and every business variant involved. </text:p>
        </text:list-item>
      </text:list>
      <text:h text:style-name="Heading_20_2" text:outline-level="2"><text:bookmark text:name="Limitations"/><text:soft-page-break/>Limitations</text:h>
      <text:p text:style-name="Text_20_body">I guess it's difficult to model in UML for functional or procedural languages.””””</text:p>
      <text:p text:style-name="Text_20_body">Limitations of use cases include:</text:p>
      <text:list xml:id="list2439793964146319211" text:style-name="L8">
        <text:list-item>
          <text:p text:style-name="P36">Use cases are not well suited to capturing non-interaction based requirements of a system (such as algorithm or mathematical requirements) or <text:a xlink:type="simple" xlink:href="http://en.wikipedia.org/wiki/Non-functional_requirements" text:style-name="Internet_20_link" text:visited-style-name="Visited_20_Internet_20_Link">non-functional requirements</text:a> (such as platform, performance, timing, or safety-critical aspects). These are better specified declaratively elsewhere. </text:p>
        </text:list-item>
        <text:list-item>
          <text:p text:style-name="P36">Use case templates do not automatically ensure clarity. Clarity depends on the skill of the writer(s). </text:p>
        </text:list-item>
        <text:list-item>
          <text:p text:style-name="P36">For some products and systems, use cases are complex to write and to understand, for both end users and developers. </text:p>
        </text:list-item>
        <text:list-item>
          <text:p text:style-name="P36">As there are no fully standard definitions of use cases, each project must form its own interpretation. </text:p>
        </text:list-item>
        <text:list-item>
          <text:p text:style-name="P36">Some use case relationships, such as <text:span text:style-name="T5">extends</text:span>, are ambiguous in interpretation and can be difficult for stakeholders to understand.[<text:a xlink:type="simple" xlink:href="http://en.wikipedia.org/wiki/Wikipedia:Citation_needed" text:style-name="Internet_20_link" text:visited-style-name="Visited_20_Internet_20_Link"><text:span text:style-name="T5">citation needed</text:span></text:a>] </text:p>
        </text:list-item>
        <text:list-item>
          <text:p text:style-name="P36">In <text:a xlink:type="simple" xlink:href="http://en.wikipedia.org/wiki/Agile_software_development" text:style-name="Internet_20_link" text:visited-style-name="Visited_20_Internet_20_Link">Agile development</text:a>, especially <text:a xlink:type="simple" xlink:href="http://en.wikipedia.org/wiki/Extreme_programming" text:style-name="Internet_20_link" text:visited-style-name="Visited_20_Internet_20_Link">Extreme programming</text:a>, simpler <text:a xlink:type="simple" xlink:href="http://en.wikipedia.org/wiki/User_story" text:style-name="Internet_20_link" text:visited-style-name="Visited_20_Internet_20_Link">user stories</text:a> are preferred to use cases. </text:p>
        </text:list-item>
        <text:list-item>
          <text:p text:style-name="P36">Use case developers often find it difficult to determine the level of <text:a xlink:type="simple" xlink:href="http://en.wikipedia.org/wiki/User_interface" text:style-name="Internet_20_link" text:visited-style-name="Visited_20_Internet_20_Link">user interface</text:a> (UI) dependency to incorporate in a use case. While use case theory suggests that UI not be reflected in use cases, it can be awkward to abstract out this aspect of design, as it makes the use cases difficult to visualize. In software engineering, this difficulty is resolved by applying <text:a xlink:type="simple" xlink:href="http://en.wikipedia.org/wiki/Requirements_traceability" text:style-name="Internet_20_link" text:visited-style-name="Visited_20_Internet_20_Link">requirements traceability</text:a>, for example with a <text:a xlink:type="simple" xlink:href="http://en.wikipedia.org/wiki/Traceability_matrix" text:style-name="Internet_20_link" text:visited-style-name="Visited_20_Internet_20_Link">traceability matrix</text:a>. Another approach to associate UI elements with use cases, is to attach a UI design to each step in the use case. This is called a use case storyboard. </text:p>
        </text:list-item>
        <text:list-item>
          <text:p text:style-name="P36">Use cases can be over-emphasized. <text:a xlink:type="simple" xlink:href="http://en.wikipedia.org/wiki/Bertrand_Meyer" text:style-name="Internet_20_link" text:visited-style-name="Visited_20_Internet_20_Link">Bertrand Meyer</text:a> discusses issues such as driving system design too literally from use cases, and using use cases to the exclusion of other potentially valuable requirements analysis techniques.<text:bookmark text:name="cite_ref-17"/><text:a xlink:type="simple" xlink:href="http://en.wikipedia.org/wiki/Use_case#cite_note-17" text:style-name="Internet_20_link" text:visited-style-name="Visited_20_Internet_20_Link">[17]</text:a> </text:p>
        </text:list-item>
        <text:list-item>
          <text:p text:style-name="P30">Use cases are a starting point for test design,<text:bookmark text:name="cite_ref-18"/><text:a xlink:type="simple" xlink:href="http://en.wikipedia.org/wiki/Use_case#cite_note-18" text:style-name="Internet_20_link" text:visited-style-name="Visited_20_Internet_20_Link">[18]</text:a> but since each test needs its own success criteria, use cases may need to be modified to provide separate post-conditions for each path.<text:bookmark text:name="cite_ref-19"/><text:a xlink:type="simple" xlink:href="http://en.wikipedia.org/wiki/Use_case#cite_note-19" text:style-name="Internet_20_link" text:visited-style-name="Visited_20_Internet_20_Link">[19]</text:a> </text:p>
        </text:list-item>
      </text:list>
      <text:p text:style-name="P20">-------------------------------------</text:p>
      <text:p text:style-name="P17"/>
      <text:p text:style-name="Standard">The class diagram is the main building block of <text:a xlink:type="simple" xlink:href="http://en.wikipedia.org/wiki/Object_oriented" text:style-name="Internet_20_link" text:visited-style-name="Visited_20_Internet_20_Link">object oriented</text:a> modelling. It is used both for general <text:a xlink:type="simple" xlink:href="http://en.wikipedia.org/wiki/Conceptual_model" text:style-name="Internet_20_link" text:visited-style-name="Visited_20_Internet_20_Link">conceptual modelling</text:a> of the systematics of the application, and for detailed modelling translating the models into <text:a xlink:type="simple" xlink:href="http://en.wikipedia.org/wiki/Programming_code" text:style-name="Internet_20_link" text:visited-style-name="Visited_20_Internet_20_Link">programming code</text:a>. Class diagrams can also be used for <text:a xlink:type="simple" xlink:href="http://en.wikipedia.org/wiki/Data_modeling" text:style-name="Internet_20_link" text:visited-style-name="Visited_20_Internet_20_Link">data modeling</text:a>.<text:bookmark text:name="cite_ref-1"/><text:a xlink:type="simple" xlink:href="http://en.wikipedia.org/wiki/Class_diagram#cite_note-1" text:style-name="Internet_20_link" text:visited-style-name="Visited_20_Internet_20_Link">[1]</text:a> The classes in a class diagram represent both the main objects, interactions in the application and the classes to be programmed.</text:p>
      <text:p text:style-name="Standard"/>
      <text:p text:style-name="Standard"><text:span text:style-name="T4">i</text:span>n <text:a xlink:type="simple" xlink:href="http://en.wikipedia.org/wiki/Software_engineering" text:style-name="Internet_20_link" text:visited-style-name="Visited_20_Internet_20_Link">software engineering</text:a>, a <text:span text:style-name="T1">class diagram</text:span> in the <text:a xlink:type="simple" xlink:href="http://en.wikipedia.org/wiki/Unified_Modeling_Language" text:style-name="Internet_20_link" text:visited-style-name="Visited_20_Internet_20_Link">Unified Modeling Language</text:a> (UML) is a type of static structure diagram that describes the structure of a system by showing the system's <text:a xlink:type="simple" xlink:href="http://en.wikipedia.org/wiki/Class_%28computer_science%29" text:style-name="Internet_20_link" text:visited-style-name="Visited_20_Internet_20_Link">classes</text:a>, their attributes, operations (or methods), and the relationships among objects.</text:p>
      <text:p text:style-name="Text_20_body">The c<text:span text:style-name="T2">lass diagram is a static diagram</text:span>. It represents the static view of an application. Class diagram is not only used for visualizing, describing and documenting different aspects of a system <text:soft-page-break/>but also for constructing executable code of the software application.</text:p>
      <text:p text:style-name="Text_20_body">The class diagram describes the attributes and operations of a class and also the constraints imposed on the system. The class diagrams are widely used in the modelling of object oriented systems because they are the only UML diagrams which can be mapped directly with object oriented languages. </text:p>
      <text:p text:style-name="Text_20_body">The class diagram shows a collection of classes, interfaces, associations, collaborations and constraints. It is also known as a <text:span text:style-name="T5">structural diagram</text:span>.</text:p>
      <text:p text:style-name="Standard"/>
      <text:p text:style-name="P1">---------------------------------------------------------------</text:p>
      <text:p text:style-name="P2">A <text:span text:style-name="T1">use case diagram</text:span> at its simplest is a representation of a user's interaction with the system and depicting the specifications of a <text:a xlink:type="simple" xlink:href="http://en.wikipedia.org/wiki/Use_Case" text:style-name="Internet_20_link" text:visited-style-name="Visited_20_Internet_20_Link">use case</text:a>. A use case diagram can portray the different types of users of a system and the case and will often be accompanied by other types of diagrams as well.</text:p>
      <text:p text:style-name="P8">A <text:span text:style-name="T1">Sequence diagram</text:span> is an <text:a xlink:type="simple" xlink:href="http://en.wikipedia.org/wiki/Interaction_diagram" text:style-name="Internet_20_link" text:visited-style-name="Visited_20_Internet_20_Link">interaction diagram</text:a> that shows how processes operate with one another and what is their order. It is a construct of a <text:a xlink:type="simple" xlink:href="http://en.wikipedia.org/wiki/Message_Sequence_Chart" text:style-name="Internet_20_link" text:visited-style-name="Visited_20_Internet_20_Link">Message Sequence Chart</text:a>. A sequence diagram shows object interactions arranged in time sequence. It depicts the objects and classes involved in the scenario and the sequence of messages exchanged between the objects needed to carry out the functionality of the scenario. Sequence diagrams are typically associated with use case realizations in the Logical View of the system under development. Sequence diagrams are sometimes called <text:span text:style-name="T1">event diagrams</text:span> or <text:span text:style-name="T1">event scenarios</text:span>.</text:p>
      <text:p text:style-name="Text_20_body">A sequence diagram shows, as parallel vertical lines (<text:span text:style-name="T5">lifelines</text:span>), different processes or objects that live simultaneously, and, as horizontal arrows, the messages exchanged between them, in the order in which they occur. This allows the specification of simple runtime scenarios in a graphical manner.</text:p>
      <text:p text:style-name="P2"/>
      <text:p text:style-name="P8"><text:span text:style-name="T1">Activity diagrams</text:span> are graphical representations of <text:a xlink:type="simple" xlink:href="http://en.wikipedia.org/wiki/Workflow" text:style-name="Internet_20_link" text:visited-style-name="Visited_20_Internet_20_Link">workflows</text:a> of stepwise activities and actions<text:bookmark text:name="cite_ref-11"/><text:a xlink:type="simple" xlink:href="http://en.wikipedia.org/wiki/Activity_diagram#cite_note-1" text:style-name="Internet_20_link" text:visited-style-name="Visited_20_Internet_20_Link">[1]</text:a> with support for choice, iteration and concurrency. In the <text:a xlink:type="simple" xlink:href="http://en.wikipedia.org/wiki/Unified_Modeling_Language" text:style-name="Internet_20_link" text:visited-style-name="Visited_20_Internet_20_Link">Unified Modeling Language</text:a>, activity diagrams are intended to model both computational and organisational processes (i.e. workflows).<text:bookmark text:name="cite_ref-2"/><text:a xlink:type="simple" xlink:href="http://en.wikipedia.org/wiki/Activity_diagram#cite_note-2" text:style-name="Internet_20_link" text:visited-style-name="Visited_20_Internet_20_Link">[2]</text:a><text:bookmark text:name="cite_ref-3"/><text:a xlink:type="simple" xlink:href="http://en.wikipedia.org/wiki/Activity_diagram#cite_note-3" text:style-name="Internet_20_link" text:visited-style-name="Visited_20_Internet_20_Link">[3]</text:a> Activity diagrams show the overall flow of control.</text:p>
      <text:p text:style-name="P10">Activity diagrams are constructed from a limited number of shapes, connected with arrows.<text:bookmark text:name="cite_ref-4"/><text:a xlink:type="simple" xlink:href="http://en.wikipedia.org/wiki/Activity_diagram#cite_note-4" text:style-name="Internet_20_link" text:visited-style-name="Visited_20_Internet_20_Link">[4]</text:a> The most important shape types:</text:p>
      <text:list xml:id="list5375550886523094721" text:style-name="L1">
        <text:list-item>
          <text:p text:style-name="P31"><text:span text:style-name="T5">rounded rectangles</text:span> represent <text:span text:style-name="T5">actions</text:span>; </text:p>
        </text:list-item>
        <text:list-item>
          <text:p text:style-name="P31"><text:span text:style-name="T5">diamonds</text:span> represent <text:span text:style-name="T5">decisions</text:span>; </text:p>
        </text:list-item>
        <text:list-item>
          <text:p text:style-name="P32"><text:span text:style-name="T5">bars</text:span> represent the start (<text:span text:style-name="T5">split</text:span>) or end (<text:span text:style-name="T5">join</text:span>) of concurrent activities; </text:p>
        </text:list-item>
        <text:list-item>
          <text:p text:style-name="P32">a <text:span text:style-name="T5">black circle</text:span> represents the start (<text:span text:style-name="T5">initial state</text:span>) of the workflow; </text:p>
        </text:list-item>
        <text:list-item>
          <text:p text:style-name="P23">an <text:span text:style-name="T5">encircled black circle</text:span> represents the end (<text:span text:style-name="T5">final state</text:span>). </text:p>
        </text:list-item>
      </text:list>
      <text:p text:style-name="P2"/>
      <text:p text:style-name="P8">The <text:span text:style-name="T1">state diagram</text:span> in the <text:a xlink:type="simple" xlink:href="http://en.wikipedia.org/wiki/Unified_Modeling_Language" text:style-name="Internet_20_link" text:visited-style-name="Visited_20_Internet_20_Link">Unified Modeling Language</text:a> is essentially a <text:a xlink:type="simple" xlink:href="http://en.wikipedia.org/wiki/Harel_statechart" text:style-name="Internet_20_link" text:visited-style-name="Visited_20_Internet_20_Link">Harel statechart</text:a> with standardized notation<text:bookmark text:name="cite_ref-UML2_2_1-0"/><text:a xlink:type="simple" xlink:href="http://en.wikipedia.org/wiki/State_diagram_%28UML%29#cite_note-UML2_2-1" text:style-name="Internet_20_link" text:visited-style-name="Visited_20_Internet_20_Link">[1]</text:a> ,<text:bookmark text:name="cite_ref-Dru06_2-0"/><text:a xlink:type="simple" xlink:href="http://en.wikipedia.org/wiki/State_diagram_%28UML%29#cite_note-Dru06-2" text:style-name="Internet_20_link" text:visited-style-name="Visited_20_Internet_20_Link">[2]</text:a> which can describe many systems, from computer programs to business processes. In UML 2 the name has been changed to <text:span text:style-name="T5">State Machine Diagram</text:span>. The <text:soft-page-break/>following are the basic notational elements that can be used to make up a diagram:</text:p>
      <text:list xml:id="list5244920593962702449" text:style-name="L2">
        <text:list-item>
          <text:p text:style-name="P33">Filled circle, pointing to the initial state </text:p>
        </text:list-item>
        <text:list-item>
          <text:p text:style-name="P33">Hollow circle containing a smaller filled circle, indicating the final state (if any) </text:p>
        </text:list-item>
        <text:list-item>
          <text:p text:style-name="P33">Rounded rectangle, denoting a state. Top of the rectangle contains a name of the state. Can contain a horizontal line in the middle, below which the activities that are done in that state are indicated </text:p>
        </text:list-item>
        <text:list-item>
          <text:p text:style-name="P33">Arrow, denoting transition. The name of the event (if any) causing this transition labels the arrow body. A <text:a xlink:type="simple" xlink:href="http://en.wikipedia.org/wiki/Guard_%28computing%29" text:style-name="Internet_20_link" text:visited-style-name="Visited_20_Internet_20_Link">guard</text:a> expression may be added before a "/" and enclosed in square-brackets ( <text:span text:style-name="T6">eventName</text:span><text:span text:style-name="T1">[guardExpression]</text:span> ), denoting that this expression must be true for the transition to take place. If an action is performed during this transition, it is added to the label following a "/" ( <text:span text:style-name="T6">eventName</text:span><text:span text:style-name="T1">[guardExpression]/action</text:span> ). </text:p>
        </text:list-item>
        <text:list-item>
          <text:p text:style-name="P24">Thick horizontal line with either x&gt;1 lines entering and 1 line leaving or 1 line entering and x&gt;1 lines leaving. These denote join/fork, respectively. </text:p>
        </text:list-item>
      </text:list>
      <text:p text:style-name="P2"/>
      <text:p text:style-name="P8">A <text:span text:style-name="T1">communication diagram</text:span> in the <text:a xlink:type="simple" xlink:href="http://en.wikipedia.org/wiki/Unified_Modeling_Language" text:style-name="Internet_20_link" text:visited-style-name="Visited_20_Internet_20_Link">Unified Modeling Language</text:a> (UML) 2.0, is a simplified version of the UML 1.x collaboration diagram.<text:bookmark text:name="cite_ref-Fowler2004_1-0"/><text:a xlink:type="simple" xlink:href="http://en.wikipedia.org/w/index.php?title=Communication_diagram&amp;redirect=no#cite_note-Fowler2004-1" text:style-name="Internet_20_link" text:visited-style-name="Visited_20_Internet_20_Link">[1]</text:a></text:p>
      <text:p text:style-name="Text_20_body">UML has four types of interaction diagrams:</text:p>
      <text:list xml:id="list2022734413972312628" text:style-name="L3">
        <text:list-item>
          <text:p text:style-name="P34"><text:a xlink:type="simple" xlink:href="http://en.wikipedia.org/wiki/Sequence_diagram" text:style-name="Internet_20_link" text:visited-style-name="Visited_20_Internet_20_Link">Sequence diagram</text:a> </text:p>
        </text:list-item>
        <text:list-item>
          <text:p text:style-name="P34">Communication diagram </text:p>
        </text:list-item>
        <text:list-item>
          <text:p text:style-name="P34"><text:a xlink:type="simple" xlink:href="http://en.wikipedia.org/wiki/Interaction_overview_diagram" text:style-name="Internet_20_link" text:visited-style-name="Visited_20_Internet_20_Link">Interaction overview diagram</text:a> </text:p>
        </text:list-item>
        <text:list-item>
          <text:p text:style-name="P25"><text:a xlink:type="simple" xlink:href="http://en.wikipedia.org/wiki/UML_Timing_Diagram" text:style-name="Internet_20_link" text:visited-style-name="Visited_20_Internet_20_Link">Timing diagram</text:a> </text:p>
        </text:list-item>
      </text:list>
      <text:p text:style-name="Text_20_body">A Communication diagram models the interactions between objects or parts in terms of sequenced messages. Communication diagrams represent a combination of information taken from <text:a xlink:type="simple" xlink:href="http://en.wikipedia.org/wiki/Class_diagram" text:style-name="Internet_20_link" text:visited-style-name="Visited_20_Internet_20_Link">Class</text:a>, <text:a xlink:type="simple" xlink:href="http://en.wikipedia.org/wiki/Sequence_diagram" text:style-name="Internet_20_link" text:visited-style-name="Visited_20_Internet_20_Link">Sequence</text:a>, and <text:a xlink:type="simple" xlink:href="http://en.wikipedia.org/wiki/Use_case_diagram" text:style-name="Internet_20_link" text:visited-style-name="Visited_20_Internet_20_Link">Use Case Diagrams</text:a> describing both the static structure and dynamic behavior of a system.</text:p>
      <text:p text:style-name="Text_20_body">However, communication diagrams use the free-form arrangement of objects and links as used in Object diagrams. In order to maintain the ordering of messages in such a free-form diagram, messages are labeled with a chronological number and placed near the link the message is sent over. Reading a communication diagram involves starting at message 1.0, and following the messages from object to object.</text:p>
      <text:p text:style-name="Text_20_body">Communication diagrams show a lot of the same information as sequence diagrams, but because of how the information is presented, some of it is easier to find in one diagram than the other. Communication diagrams show which elements each one interacts with better, but sequence diagrams show the order in which the interactions take place more clearly.</text:p>
      <text:p text:style-name="P2"/>
      <text:p text:style-name="P3"><text:a xlink:type="simple" xlink:href="https://www.uleth.ca/survey/uml/" text:style-name="Internet_20_link" text:visited-style-name="Visited_20_Internet_20_Link">https://www.uleth.ca/survey/uml/</text:a></text:p>
      <text:h text:style-name="P9" text:outline-level="2">Survey on the Role of Use Case Narratives in the UML</text:h>
      <text:section text:style-name="Sect1" text:name="main">
        <text:p text:style-name="Text_20_body">The Object Management Group (OMG) proudly supports and endorses this survey.</text:p>
        <text:p text:style-name="Text_20_body"><text:soft-page-break/>This survey is part of a larger research project on the impact of the UML on systems development. The research is being conducted by Professors Brian Dobing (<text:a xlink:type="simple" xlink:href="mailto:brian.dobing@uleth.ca" text:style-name="Internet_20_link" text:visited-style-name="Visited_20_Internet_20_Link">brian.dobing@uleth.ca</text:a>) and Jeffrey Parsons (<text:a xlink:type="simple" xlink:href="mailto:jeffreyp@mun.ca" text:style-name="Internet_20_link" text:visited-style-name="Visited_20_Internet_20_Link">jeffreyp@mun.ca</text:a>). The goal is to understand how the UML is being used in systems development projects and to contribute to the evolution of the UML. The information you provide may be summarized and interpreted for presentation at academic and user conferences, and in appropriate trade magazines and journals, and for OMG members.</text:p>
        <text:p text:style-name="Text_20_body">If you are interested, some of our previous UML results have been published in the <text:span text:style-name="Citation">Communications of the ACM</text:span>. This paper is available as a free download from <text:span text:style-name="Citation">ACM Queue</text:span> at: <text:a xlink:type="simple" xlink:href="http://www.acmqueue.org/modules.php?name=Content&amp;pa=showpage&amp;pid=461" text:style-name="Internet_20_link" text:visited-style-name="Visited_20_Internet_20_Link">http://www.acmqueue.org/modules.php?name=Content&amp;pa=showpage&amp;pid=461</text:a></text:p>
        <text:p text:style-name="Text_20_body">We are not offering any reward for completing the survey, but you can obtain a copy of the results by providing your email address at the end of the survey or by writing to Brian Dobing directly at <text:a xlink:type="simple" xlink:href="mailto:brian.dobing@uleth.ca" text:style-name="Internet_20_link" text:visited-style-name="Visited_20_Internet_20_Link">brian.dobing@uleth.ca</text:a>.</text:p>
        <text:h text:style-name="Heading_20_3" text:outline-level="3">Privacy Guarantee</text:h>
        <text:p text:style-name="Text_20_body">The proposal for this research has been approved by the Human Subject Research Committee at the University of Lethbridge and by the Interdisciplinary Committee on Ethics in Human Research at Memorial University of Newfoundland. If you have ethical concerns or other questions about the research (such as the way you have been treated or your rights as a participant), you may contact either the Office of Research Services, University of Lethbridge (<text:a xlink:type="simple" xlink:href="mailto:research.services@uleth.ca" text:style-name="Internet_20_link" text:visited-style-name="Visited_20_Internet_20_Link">research.services@uleth.ca</text:a>) or the Chairperson of ICEHR at <text:a xlink:type="simple" xlink:href="mailto:icehr@uleth.ca" text:style-name="Internet_20_link" text:visited-style-name="Visited_20_Internet_20_Link">icehr@mun.ca</text:a> or by telephone at 709-737-8368.</text:p>
        <text:p text:style-name="Text_20_body">Clicking the Enter Survey button below means that you have consented to share your opinions and ideas on the UML and Use Case Narratives with us. If at any point you wish to withdraw and not have your data included in our study, simply indicate this in any Comment Box.</text:p>
      </text:section>
      <text:p text:style-name="P3"/>
      <text:p text:style-name="P7"><text:span text:style-name="T9">Use Case Diagram – is normally the first diagram to identify all the features needed to create for a project and depict the interactions between all kinds of users and the system and demonstrate what functionality the system should provide. Once the use case diagrams created, corresponding detailed Use Case Narratives and User Scenarios could follow. The focus should be put on the system's features, rather than modeling any solution at this stage. <text:line-break/><text:line-break/>Class Diagram – is the most fundamental and important diagram in the Unified Modeling Language(UML). It is composed of a collection of relevant classes, their attributes, operations, relationships and constraints. All classes defined in this model could be directly mapped to the Object-oritented programming classes. Commercial softwares, such as IBM Rational Software Architect could s</text:span>upport model-to-code and code-to-model transformations.<text:span text:style-name="T7"><text:line-break/><text:line-break/></text:span></text:p>
      <text:p text:style-name="P6"><text:span text:style-name="T10">Sequence Diagram – is a representation of interactions of different components/objects defined in the system in a time sequence. The core concept here within is the messages exchanged between each components, so it is also called</text:span><text:span text:style-name="T11"> event diagrams sometimes. </text:span><text:span text:style-name="T10"><text:line-break/><text:line-break/></text:span><text:span text:style-name="T3">Activity diagram- </text:span><text:span text:style-name="T12">is </text:span><text:span text:style-name="T15">a high level description of system activities, </text:span><text:span text:style-name="T16">typically derived from a use case. </text:span><text:span text:style-name="T12"><text:s/></text:span><text:span text:style-name="T13">It gives an overview of system activities that happen in sequence, </text:span><text:span text:style-name="T14">or parallel.<text:line-break/><text:line-break/></text:span><text:span text:style-name="T12">different </text:span><text:span text:style-name="T13">from</text:span><text:span text:style-name="T12"> all the other dynamic diagrams.</text:span></text:p>
      <text:p text:style-name="P6"><text:soft-page-break/><text:span text:style-name="T2">Component diagrams</text:span> are particularly useful with larger teams. Your <text:a xlink:type="simple" xlink:href="http://AgileModeling.com/essays/initialArchitectureModeling.htm" text:style-name="Internet_20_link" text:visited-style-name="Visited_20_Internet_20_Link">initial architectural modeling</text:a> efforts during <text:a xlink:type="simple" xlink:href="http://AgileModeling.com/essays/amdd.htm" text:style-name="Internet_20_link" text:visited-style-name="Visited_20_Internet_20_Link">cycle 0</text:a> should focus on identifying the initial architectural landscape for your system. UML component diagrams are great for doing this as they enable you to model the high-level software components, and more importantly the interfaces to those components. Once the interfaces are defined, and agreed to by your team, it makes it much easier to organize the development effort between subteams. You will discover the need to evolve the interfaces to reflect new requirements or changes to your design as your project progresses, changes that need to be negotiated between the subteams and then implemented appropriately. - See more at: <text:a xlink:type="simple" xlink:href="http://www.agilemodeling.com/artifacts/componentDiagram.htm#sthash.VtzgzHBs.dpuf" text:style-name="Internet_20_link" text:visited-style-name="Visited_20_Internet_20_Link">http://www.agilemodeling.com/artifacts/componentDiagram.htm#sthash.VtzgzHBs.dpuf</text:a></text:p>
      <text:p text:style-name="P14"><text:a xlink:type="simple" xlink:href="http://www.uml-diagrams.org/component-diagrams.html" text:style-name="Internet_20_link" text:visited-style-name="Visited_20_Internet_20_Link"><text:span text:style-name="T17">http://www.uml-diagrams.org/component-diagrams.html</text:span></text:a><text:span text:style-name="T17"> <text:s/><text:line-break/><text:line-break/></text:span><text:span text:style-name="Strong_20_Emphasis">Component diagram</text:span> shows components, provided and required interfaces, ports, and relationships between them. This type of diagrams is used in <text:span text:style-name="Strong_20_Emphasis">Component-Based Development</text:span> (<text:span text:style-name="Strong_20_Emphasis">CBD</text:span>) to describe systems with <text:span text:style-name="Strong_20_Emphasis">Service-Oriented Architecture</text:span> (<text:span text:style-name="Strong_20_Emphasis">SOA</text:span>). </text:p>
      <text:p text:style-name="Text_20_body">Component-based development is based on assumptions that previously constructed components could be reused and that components could be replaced by some other "equivalent" or "conformant" components, if needed. </text:p>
      <text:p text:style-name="P13"><text:line-break/><text:span text:style-name="T18">Steate Diagram examples: </text:span><text:a xlink:type="simple" xlink:href="http://www.uml-diagrams.org/state-machine-diagrams.html" text:style-name="Internet_20_link" text:visited-style-name="Visited_20_Internet_20_Link"><text:span text:style-name="T18">http://www.uml-diagrams.org/state-machine-diagrams.html</text:span></text:a></text:p>
      <text:p text:style-name="P37"><text:span text:style-name="T2">Statechart diagram</text:span> is one of the five UML diagrams used to model dynamic nature of a system. They define different states of an object during its lifetime. And these states are changed by events. So Statechart diagrams are useful to model reactive systems. Reactive systems can be defined as a system that responds to external or internal events.</text:p>
      <text:p text:style-name="Text_20_body">Statechart diagram describes the flow of control from one state to another state. States are defined as a condition in which an object exists and it changes when some event is triggered. So the most important purpose of Statechart diagram is to model life time of an object from creation to termination.</text:p>
      <text:h text:style-name="P38" text:outline-level="2">Overview:</text:h>
      <text:p text:style-name="Text_20_body">The name of the diagram itself clarifies the purpose of the diagram and other details. It describes different states of a component in a system. The states are specific to a component/object of a system.</text:p>
      <text:p text:style-name="Text_20_body">A Statechart diagram describes a state machine. Now to clarify it state machine can be defined as a machine which defines different states of an object and these states are controlled by external or internal events.</text:p>
      <text:p text:style-name="Text_20_body">Activity diagram explained in next chapter, is a special kind of a Statechart diagram. As Statechart diagram defines states it is used to model lifetime of an object.</text:p>
      <text:p text:style-name="P13">A statechart diagram shows the behavior of classes in response to external stimuli. This diagram models the dynamic flow of control from state to state within a system.</text:p>
      <text:h text:style-name="P39" text:outline-level="2"><text:bookmark text:name="divisionTitle"/>What is a UML Collaboration Diagram?</text:h>
      <text:p text:style-name="Text_20_body">A collaboration diagram describes interactions among objects in terms of sequenced messages. <text:soft-page-break/>Collaboration diagrams represent a combination of information taken from class, sequence, and use case diagrams describing both the static structure and dynamic behavior of a system.</text:p>
      <text:h text:style-name="P39" text:outline-level="2">The Collaboration Diagram:</text:h>
      <text:p text:style-name="Text_20_body">The second interaction diagram is collaboration diagram. It shows the object organization as shown below. Here in collaboration diagram the method call sequence is indicated by some numbering technique as shown below. The number indicates how the methods are called one after another. We have taken the same order management system to describe the collaboration diagram.</text:p>
      <text:p text:style-name="Text_20_body">The method calls are similar to that of a sequence diagram. But the difference is that the sequence diagram does not describe the object organization where as the collaboration diagram shows the object organization.</text:p>
      <text:p text:style-name="Text_20_body">Now to choose between these two diagrams the main emphasis is given on the type of requirement. If the time sequence is important then sequence diagram is used and if organization is required then collaboration diagram is used.</text:p>
      <text:p text:style-name="P15">Object Diagram:</text:p>
      <text:h text:style-name="P40" text:outline-level="2">Overview:</text:h>
      <text:p text:style-name="Text_20_body"><text:span text:style-name="T2">Object diagrams</text:span> are derived from class diagrams so object diagrams are dependent upon class diagrams.</text:p>
      <text:p text:style-name="Text_20_body">Object diagrams represent an instance of a class diagram. The basic concepts are similar for class diagrams and object diagrams. Object diagrams also represent the static view of a system but this static view is a snapshot of the system at a particular moment.</text:p>
      <text:p text:style-name="Text_20_body">Object diagrams are used to render a set of objects and their relationships as an instance.</text:p>
      <text:h text:style-name="Heading_20_2" text:outline-level="2">Purpose:</text:h>
      <text:p text:style-name="Text_20_body">The purpose of a diagram should be understood clearly to implement it practically. The purposes of object diagrams are similar to class diagrams.</text:p>
      <text:p text:style-name="Text_20_body">The difference is that a class diagram represents an abstract model consisting of classes and their relationships. But an object diagram represents an instance at a particular moment which is concrete in nature.</text:p>
      <text:p text:style-name="Text_20_body">It means the object diagram is more close to the actual system behaviour. The purpose is to capture the static view of a system at a particular moment.</text:p>
      <text:p text:style-name="Text_20_body">So the purpose of the object diagram can be summarized as:</text:p>
      <text:list xml:id="list6721679118896881226" text:style-name="L4">
        <text:list-item>
          <text:p text:style-name="P26">Forward and reverse engineering.</text:p>
        </text:list-item>
        <text:list-item>
          <text:p text:style-name="P26">Object relationships of a system</text:p>
        </text:list-item>
        <text:list-item>
          <text:p text:style-name="P26">Static view of an interaction.</text:p>
        </text:list-item>
        <text:list-item>
          <text:p text:style-name="P26"><text:soft-page-break/>Understand object behaviour and their relationship from practical perspective</text:p>
        </text:list-item>
      </text:list>
      <text:h text:style-name="P40" text:outline-level="2">Overview:</text:h>
      <text:p text:style-name="Text_20_body">Component diagrams are different in terms of nature and behaviour. Component diagrams are used to model physical aspects of a system.</text:p>
      <text:p text:style-name="Text_20_body">Now the question is what are these physical aspects? Physical aspects are the elements like executables, libraries, files, documents etc which resides in a node.</text:p>
      <text:p text:style-name="Text_20_body">So component diagrams are used to visualize the organization and relationships among components in a system. These diagrams are also used to make executable systems.</text:p>
      <text:h text:style-name="Heading_20_2" text:outline-level="2">Purpose:</text:h>
      <text:p text:style-name="Text_20_body"><text:span text:style-name="T2">Component diagram</text:span> is a special kind of diagram in UML. The purpose is also different from all other diagrams discussed so far. It does not describe the functionality of the system but it describes the components used to make those functionalities.</text:p>
      <text:p text:style-name="Text_20_body">So from that point component diagrams are used to visualize the physical components in a system. These components are libraries, packages, files etc.</text:p>
      <text:p text:style-name="Text_20_body">Component diagrams can also be described as a static implementation view of a system. Static implementation represents the organization of the components at a particular moment.</text:p>
      <text:p text:style-name="Text_20_body">A single component diagram cannot represent the entire system but a collection of diagrams are used to represent the whole.</text:p>
      <text:p text:style-name="Text_20_body">So the purpose of the component diagram can be summarized as:</text:p>
      <text:list xml:id="list3721389114523789043" text:style-name="L5">
        <text:list-item>
          <text:p text:style-name="P27">Visualize the components of a system.</text:p>
        </text:list-item>
        <text:list-item>
          <text:p text:style-name="P27">Construct executables by using forward and reverse engineering.</text:p>
        </text:list-item>
        <text:list-item>
          <text:p text:style-name="P27">Describe the organization and relationships of the components.</text:p>
        </text:list-item>
      </text:list>
      <text:p text:style-name="P15"/>
      <text:h text:style-name="P41" text:outline-level="2">Overview:</text:h>
      <text:p text:style-name="Text_20_body"><text:span text:style-name="T2">Deployment diagrams</text:span> are used to visualize the topology of the physical components of a system where the software components are deployed.</text:p>
      <text:p text:style-name="Text_20_body">So deployment diagrams are used to describe the static deployment view of a system. Deployment diagrams consist of nodes and their relationships.</text:p>
      <text:h text:style-name="Heading_20_2" text:outline-level="2">Purpose:</text:h>
      <text:p text:style-name="Text_20_body">The name <text:span text:style-name="T5">Deployment</text:span> itself describes the purpose of the diagram. Deployment diagrams are used for describing the hardware components where software components are deployed. Component diagrams and deployment diagrams are closely related.</text:p>
      <text:p text:style-name="Text_20_body"><text:soft-page-break/>Component diagrams are used to describe the components and deployment diagrams shows how they are deployed in hardware. </text:p>
      <text:p text:style-name="Text_20_body">UML is mainly designed to focus on software artifacts of a system. But these two diagrams are special diagrams used to focus on software components and hardware components. </text:p>
      <text:p text:style-name="Text_20_body">So most of the UML diagrams are used to handle logical components but deployment diagrams are made to focus on hardware topology of a system. Deployment diagrams are used by the system engineers.</text:p>
      <text:p text:style-name="Text_20_body">The purpose of deployment diagrams can be described as:</text:p>
      <text:list xml:id="list1250142583881438513" text:style-name="L6">
        <text:list-item>
          <text:p text:style-name="P28">Visualize hardware topology of a system.</text:p>
        </text:list-item>
        <text:list-item>
          <text:p text:style-name="P28">Describe the hardware components used to deploy software components.</text:p>
        </text:list-item>
        <text:list-item>
          <text:p text:style-name="P28">Describe runtime processing nodes.</text:p>
        </text:list-item>
      </text:list>
      <text:p text:style-name="P6"/>
      <text:p text:style-name="P6"/>
      <text:p text:style-name="P11"/>
      <text:p text:style-name="P16">a static structual representation of a collection of relevant classes, which are composed of class name, attributes and operations. <text:line-break/></text:p>
      <text:p text:style-name="P4">Four modeling elements make up the use case diagram: system, actors, use cases, and associations. </text:p>
      <text:p text:style-name="P4"/>
      <text:p text:style-name="P5">The <text:span text:style-name="T2">class diagram </text:span>is the most important by far, but every model needs to be tested. </text:p>
      <text:p text:style-name="P5">Use cases provide the high-level test plan<text:span text:style-name="T8">s</text:span>. </text:p>
      <text:p text:style-name="P5">The object diagram is ideal for testing the class diagram. </text:p>
      <text:p text:style-name="P5">The dynamic models, <text:span text:style-name="T2">sequence</text:span>, and c<text:span text:style-name="T2">ollaboration diagrams</text:span> are excellent for describing object interactions. </text:p>
      <text:p text:style-name="P5">The <text:span text:style-name="T2">activity</text:span> diagram is very good for describing the functional behavior implemented by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o Li</meta:initial-creator>
    <meta:creation-date>2015-03-07T13:48:31.992464117</meta:creation-date>
    <dc:date>2015-03-09T10:01:09.007627722</dc:date>
    <dc:creator>Mao Li</dc:creator>
    <meta:editing-duration>PT5H39M14S</meta:editing-duration>
    <meta:editing-cycles>40</meta:editing-cycles>
    <meta:generator>LibreOffice/4.3.3.2$Linux_X86_64 LibreOffice_project/430m0$Build-2</meta:generator>
    <meta:document-statistic meta:table-count="0" meta:image-count="0" meta:object-count="0" meta:page-count="10" meta:paragraph-count="139" meta:word-count="3364" meta:character-count="21795" meta:non-whitespace-character-count="18552"/>
  </office:meta>
</office:document-meta>
</file>